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fo:font-size="10pt" fo:font-weight="bold" officeooo:rsid="000c0802" officeooo:paragraph-rsid="000c0802" style:font-size-asian="10pt" style:font-weight-asian="bold" style:font-size-complex="10pt" style:font-weight-complex="bold"/>
    </style:style>
    <style:style style:name="P2" style:family="paragraph" style:parent-style-name="Header">
      <style:text-properties fo:font-size="10pt" fo:font-weight="bold" officeooo:rsid="000c0802" officeooo:paragraph-rsid="000c0802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rsid="0007de02" officeooo:paragraph-rsid="0007de02"/>
    </style:style>
    <style:style style:name="P4" style:family="paragraph" style:parent-style-name="Standard">
      <style:paragraph-properties fo:text-align="end" style:justify-single-word="false"/>
      <style:text-properties fo:font-weight="bold" officeooo:rsid="0007de02" officeooo:paragraph-rsid="0007de0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139a9" officeooo:paragraph-rsid="001db9c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db9cc" officeooo:paragraph-rsid="001db9c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b9cc" officeooo:paragraph-rsid="001e41e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7de02" officeooo:paragraph-rsid="0009d86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db9cc" officeooo:paragraph-rsid="001db9c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578d5" officeooo:paragraph-rsid="001578d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c0802" officeooo:paragraph-rsid="00112933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b9cc" style:font-weight-asian="normal" style:font-weight-complex="normal"/>
    </style:style>
    <style:style style:name="T3" style:family="text">
      <style:text-properties fo:font-weight="normal" officeooo:rsid="001e41ed" style:font-weight-asian="normal" style:font-weight-complex="normal"/>
    </style:style>
    <style:style style:name="T4" style:family="text">
      <style:text-properties fo:font-weight="normal" officeooo:rsid="002132b0" style:font-weight-asian="normal" style:font-weight-complex="normal"/>
    </style:style>
    <style:style style:name="T5" style:family="text">
      <style:text-properties officeooo:rsid="001578d5"/>
    </style:style>
    <style:style style:name="T6" style:family="text">
      <style:text-properties officeooo:rsid="001db9cc"/>
    </style:style>
    <style:style style:name="T7" style:family="text">
      <style:text-properties officeooo:rsid="001fadf7"/>
    </style:style>
    <style:style style:name="T8" style:family="text">
      <style:text-properties officeooo:rsid="002132b0"/>
    </style:style>
    <style:style style:name="T9" style:family="text">
      <style:text-properties officeooo:rsid="00229f0c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date style:data-style-name="N36" text:date-value="2025-08-13T21:16:36.297797095">13/08/2025</text:date></text:p>
      <text:p text:style-name="P3"/>
      <text:p text:style-name="P11">Trabajo Práctico <text:span text:style-name="T7">7</text:span><text:span text:style-name="T6"> – Excepciones – Parte 2</text:span></text:p>
      <text:p text:style-name="P10"/>
      <text:p text:style-name="P8"/>
      <text:p text:style-name="P5"><text:span text:style-name="T5">1</text:span>.<text:span text:style-name="T1"> </text:span><text:span text:style-name="T2">Modificar </text:span><text:span text:style-name="T4">las clases que se adjuntan</text:span><text:span text:style-name="T2"> para que los métodos devuelvan excepciones:</text:span></text:p>
      <text:p text:style-name="P9"/>
      <text:p text:style-name="P6">Clase Empleado</text:p>
      <text:p text:style-name="P9">- public Empleado(String nombre, Integer sueldo)</text:p>
      <text:p text:style-name="P9"><text:tab/>Debe devolver una StringException si el nombre es null o tiene menos de 3 caracteres.</text:p>
      <text:p text:style-name="P9"><text:tab/>Mensaje: El nombre del empleado debe tener 3 o mas caracteres.</text:p>
      <text:p text:style-name="P9"/>
      <text:p text:style-name="P9"><text:tab/>Debe devolver una EnteroPositivoException si el sueldo es null o menor o igual a 0.</text:p>
      <text:p text:style-name="P9"><text:tab/>Mensaje: El sueldo del empleado debe ser mayor a 0.</text:p>
      <text:p text:style-name="P9"/>
      <text:p text:style-name="P9">- public void setNombre(String nombre)</text:p>
      <text:p text:style-name="P9"><text:tab/>Debe devolver una StringException si el nombre es null o tiene menos de 3 caracteres.</text:p>
      <text:p text:style-name="P9"><text:tab/>Mensaje: El nombre del empleado debe tener 3 o mas caracteres.</text:p>
      <text:p text:style-name="P9"/>
      <text:p text:style-name="P9">- public void setSueldo(Integer sueldo)</text:p>
      <text:p text:style-name="P9"><text:tab/>Debe devolver una EnteroPositivoException si el sueldo es null, o menor o igual a 0.</text:p>
      <text:p text:style-name="P9"><text:tab/>Mensaje: El sueldo del empleado debe ser mayor a 0.</text:p>
      <text:p text:style-name="P9"/>
      <text:p text:style-name="P9">- public void setLegajo(Integer legajo)</text:p>
      <text:p text:style-name="P9"><text:tab/>Debe devolver una EnteroPositivoException si el legajo es null, o menor o igual a 0.</text:p>
      <text:p text:style-name="P9"><text:tab/>Mensaje: El legajo del empleado debe ser mayor a 0.</text:p>
      <text:p text:style-name="P9"/>
      <text:p text:style-name="P6">Clase EmpleadoService</text:p>
      <text:p text:style-name="P9"/>
      <text:p text:style-name="P9">- public static Boolean agregar(Empleado empleado)</text:p>
      <text:p text:style-name="P7"><text:span text:style-name="T1"><text:tab/>Debe retornar la <text:s/>EnteroPositivoException que puede retornar </text:span><text:span text:style-name="T3">el método </text:span><text:span text:style-name="T1">setLegajo(Integer <text:tab/>legajo) </text:span><text:span text:style-name="T3">de la clase Empleado que se llama en esté método.</text:span></text:p>
      <text:p text:style-name="P9"/>
      <text:p text:style-name="P9">- public static Empleado mayorSueldo()</text:p>
      <text:p text:style-name="P9"><text:tab/>Debe devolver una CollectionVaciaException si no hay empleados en el List.</text:p>
      <text:p text:style-name="P9"><text:tab/>Mensaje: No hay empleados.</text:p>
      <text:p text:style-name="P9"/>
      <text:p text:style-name="P9">- public static Double sueldoPromedio()</text:p>
      <text:p text:style-name="P9"><text:tab/>Debe devolver una CollectionVaciaException si no hay empleados en el List.</text:p>
      <text:p text:style-name="P9"><text:tab/>Mensaje: No hay empleados.</text:p>
      <text:p text:style-name="P9"/>
      <text:p text:style-name="P9">- public static void eliminar(String nombre)</text:p>
      <text:p text:style-name="P9"><text:tab/>Debe devolver una CollectionVaciaException si no hay empleados en el List.</text:p>
      <text:p text:style-name="P9"><text:tab/>Mensaje: No hay empleados.</text:p>
      <text:p text:style-name="P9"/>
      <text:p text:style-name="P9"><text:tab/>Debe devolver una NoEncontradoException si no encuentra el empleado.</text:p>
      <text:p text:style-name="P9"><text:tab/>Mensaje: No se encontro el empleado.</text:p>
      <text:p text:style-name="P9"/>
      <text:p text:style-name="P9">Se adjuntan las clases Empleado <text:span text:style-name="T9">y</text:span> EmpleadoServi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fo:font-size="10pt" fo:font-weight="bold" officeooo:rsid="000c0802" officeooo:paragraph-rsid="000c0802" style:font-size-asian="10pt" style:font-weight-asian="bold" style:font-size-complex="10pt" style:font-weight-complex="bold"/>
    </style:style>
    <style:style style:name="MP2" style:family="paragraph" style:parent-style-name="Header">
      <style:text-properties fo:font-size="10pt" fo:font-weight="bold" officeooo:rsid="000c0802" officeooo:paragraph-rsid="000c0802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ADER – Facultad de Ciencia y Tecnologia – Licenciatura en Sistemas</text:p>
        <text:p text:style-name="MP2">Programación Orientada a Objetos – Ing. Adrián Tournou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04T17:46:07.894674549</meta:creation-date>
    <dc:date>2025-08-13T21:16:36.192457530</dc:date>
    <meta:editing-duration>PT1H2M46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298" meta:character-count="1944" meta:non-whitespace-character-count="1655"/>
  </office:meta>
</office:document-meta>
</file>